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_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5" calcext:value-type="float">
            <text:p>18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8" calcext:value-type="float">
            <text:p>19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.5" calcext:value-type="float">
            <text:p>17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,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,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5" calcext:value-type="float">
            <text:p>2,5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3" calcext:value-type="float">
            <text:p>7,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1" calcext:value-type="float">
            <text:p>14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.5" calcext:value-type="float">
            <text:p>20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6" calcext:value-type="float">
            <text:p>20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.8" calcext:value-type="float">
            <text:p>18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9" calcext:value-type="float">
            <text:p>11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5" calcext:value-type="float">
            <text:p>2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9" calcext:value-type="float">
            <text:p>7,9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.00.0000</text:date>, <text:time style:data-style-name="N2" text:time-value="20:57:53.5329000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22:57:22.486337841</meta:creation-date>
    <dc:date>2022-02-17T20:58:07.471510244</dc:date>
    <meta:editing-duration>PT5M12S</meta:editing-duration>
    <meta:editing-cycles>3</meta:editing-cycles>
    <meta:generator>LibreOffice/6.4.7.2$Linux_X86_64 LibreOffice_project/40$Build-2</meta:generator>
    <meta:document-statistic meta:table-count="1" meta:cell-count="57" meta:object-count="0"/>
  </office:meta>
</office:document-meta>
</file>